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7" office:value-type="string" office:string-value="Guarantee Certificate. Details">
            <text:p>Guarantee Certificate. Details</text:p>
          </table:table-cell>
          <table:table-cell table:style-name="ce7" office:value-type="string" office:string-value=""/>
          <table:table-cell table:style-name="ce7" office:value-type="string" office:string-value="Guarantee Certificate">
            <text:p>Guarantee Certificat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o notify the deposit of a bid bond guarantee.">
            <text:p>A document to notify the deposit of a bid bond guarantee.</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Guarantee Certificate. UBL Version Identifier. Identifier">
            <text:p>Guarantee Certificate. UBL Version Identifier.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Guarantee Certificate. Customization Identifier. Identifier">
            <text:p>Guarantee Certificate. Customization Identifier.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Guarantee Certificate. Profile Identifier. Identifier">
            <text:p>Guarantee Certificate. Profile Identifier.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Guarantee Certificate. Profile Execution Identifier. Identifier">
            <text:p>Guarantee Certificate. Profile Execution Identifier.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Guarantee Certificate. Identifier">
            <text:p>Guarantee Certificate.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Guarantee Certificate. Copy_ Indicator. Indicator">
            <text:p>Guarantee Certificate. Copy_ Indicator. Indicator</text:p>
          </table:table-cell>
          <table:table-cell table:style-name="ce8" office:value-type="string" office:string-value=""/>
          <table:table-cell office:value-type="string" table:style-name="ce8" office:string-value="Guarantee Certificate">
            <text:p>Guarantee Certificat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Guarantee Certificate. UUID. Identifier">
            <text:p>Guarantee Certificate. UUID.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Guarantee Certificate. Contract Folder Identifier. Identifier">
            <text:p>Guarantee Certificate. Contract Folder Identifier. Identifier</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Guarantee Certificate. Issue Date. Date">
            <text:p>Guarantee Certificate. Issue Date. Date</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Guarantee Certificate. Issue Time. Time">
            <text:p>Guarantee Certificate. Issue Time. Time</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8" office:string-value="Guarantee Certificate. Guarantee Type Code. Code">
            <text:p>Guarantee Certificate. Guarantee Type Code. Code</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Guarantee Type">
            <text:p>Guarantee Type</text:p>
          </table:table-cell>
          <table:table-cell office:value-type="string" table:style-name="ce8" office:string-value="Code">
            <text:p>Code</text:p>
          </table:table-cell>
          <table:table-cell office:value-type="string" table:style-name="ce3" table:formula="of:=IF([.F13]&lt;&gt;&quot;&quot;;CONCATENATE([.F13];&quot; &quot;;[.G13]);[.G13])" office:string-value="Guarantee Type Code">
            <text:p>Guarantee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the guarantee.">
            <text:p>A code signifying the type of the guarante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8" office:string-value="Guarantee Certificate. Purpose. Text">
            <text:p>Guarantee Certificate. Purpose. Text</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table:style-name="ce8" office:value-type="string" office:string-value=""/>
          <table:table-cell office:value-type="string" table:style-name="ce8" office:string-value="Purpose">
            <text:p>Purpose</text:p>
          </table:table-cell>
          <table:table-cell office:value-type="string" table:style-name="ce3" table:formula="of:=IF([.F14]&lt;&gt;&quot;&quot;;CONCATENATE([.F14];&quot; &quot;;[.G14]);[.G14])" office:string-value="Purpose">
            <text:p>Purpos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A textual description of the purpose of the bid bond guarantee.">
            <text:p>A textual description of the purpose of the bid bond guarante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8" office:string-value="Guarantee Certificate. Liability. Amount">
            <text:p>Guarantee Certificate. Liability. Amount</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table:style-name="ce8" office:value-type="string" office:string-value=""/>
          <table:table-cell office:value-type="string" table:style-name="ce8" office:string-value="Liability">
            <text:p>Liability</text:p>
          </table:table-cell>
          <table:table-cell office:value-type="string" table:style-name="ce3" table:formula="of:=IF([.F15]&lt;&gt;&quot;&quot;;CONCATENATE([.F15];&quot; &quot;;[.G15]);[.G15])" office:string-value="Liability">
            <text:p>Liability</text:p>
          </table:table-cell>
          <table:table-cell office:value-type="string" table:style-name="ce8" office:string-value="Amount">
            <text:p>Amount</text:p>
          </table:table-cell>
          <table:table-cell table:style-name="ce8" office:value-type="string" office:string-value=""/>
          <table:table-cell office:value-type="string" table:style-name="ce3" table:formula="of:=IF([.J15]&lt;&gt;&quot;&quot;;CONCATENATE([.J15];&quot;_ &quot;;[.I15];&quot;. Type&quot;);CONCATENATE([.I15];&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liability amount (a monetary value) in the bid bond guarantee.">
            <text:p>The liability amount (a monetary value) in the bid bond guarante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8" office:string-value="Guarantee Certificate. Constitution Code. Code">
            <text:p>Guarantee Certificate. Constitution Code. Code</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office:value-type="string" table:style-name="ce8" office:string-value="Constitution">
            <text:p>Constitution</text:p>
          </table:table-cell>
          <table:table-cell office:value-type="string" table:style-name="ce8" office:string-value="Code">
            <text:p>Code</text:p>
          </table:table-cell>
          <table:table-cell office:value-type="string" table:style-name="ce3" table:formula="of:=IF([.F16]&lt;&gt;&quot;&quot;;CONCATENATE([.F16];&quot; &quot;;[.G16]);[.G16])" office:string-value="Constitution Code">
            <text:p>Constitution Code</text:p>
          </table:table-cell>
          <table:table-cell office:value-type="string" table:style-name="ce8" office:string-value="Code">
            <text:p>Code</text:p>
          </table:table-cell>
          <table:table-cell table:style-name="ce8" office:value-type="string" office:string-value=""/>
          <table:table-cell office:value-type="string" table:style-name="ce3" table:formula="of:=IF([.J16]&lt;&gt;&quot;&quot;;CONCATENATE([.J16];&quot;_ &quot;;[.I16];&quot;. Type&quot;);CONCATENATE([.I16];&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code stating the constitution means of the guarantee.">
            <text:p>The code stating the constitution means of the guarante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8" office:string-value="Guarantee Certificate. Note. Text">
            <text:p>Guarantee Certificate. Note. Text</text:p>
          </table:table-cell>
          <table:table-cell table:style-name="ce8" office:value-type="string" office:string-value=""/>
          <table:table-cell office:value-type="string" table:style-name="ce8" office:string-value="Guarantee Certificate">
            <text:p>Guarantee Certificat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7]&lt;&gt;&quot;&quot;;CONCATENATE([.F17];&quot; &quot;;[.G17]);[.G17])"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9" office:value-type="string" office:string-value="Guarantee Certificate. Applicable_ Period. Period">
            <text:p>Guarantee Certificate. Applicable_ Period. Period</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Applicable">
            <text:p>Applicable</text:p>
          </table:table-cell>
          <table:table-cell table:style-name="ce9" office:value-type="string" office:string-value=""/>
          <table:table-cell table:style-name="ce9" office:value-type="string" office:string-value=""/>
          <table:table-cell table:style-name="ce9" table:formula="of:=[.M18]"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9" office:value-type="string" office:string-value="Guarantee Certificate. Applicable_ Regulation. Regulation">
            <text:p>Guarantee Certificate. Applicable_ Regulation. Regulation</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Applicable">
            <text:p>Applicable</text:p>
          </table:table-cell>
          <table:table-cell table:style-name="ce9" office:value-type="string" office:string-value=""/>
          <table:table-cell table:style-name="ce9" office:value-type="string" office:string-value=""/>
          <table:table-cell table:style-name="ce9" table:formula="of:=[.M19]" office:value-type="string" office:string-value="Regulation">
            <text:p>Regulation</text:p>
          </table:table-cell>
          <table:table-cell table:style-name="ce9" office:value-type="string" office:string-value="Regulation">
            <text:p>Regula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Regulation">
            <text:p>Regula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pplicable regulation.">
            <text:p>A reference to an applicable regul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9" office:value-type="string" office:string-value="Guarantee Certificate. Guarantee_ Document Reference. Document Reference">
            <text:p>Guarantee Certificate. Guarantee_ Document Reference. Document Reference</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Guarantee">
            <text:p>Guarantee</text:p>
          </table:table-cell>
          <table:table-cell table:style-name="ce9" office:value-type="string" office:string-value=""/>
          <table:table-cell table:style-name="ce9" office:value-type="string" office:string-value=""/>
          <table:table-cell table:style-name="ce9" table:formula="of:=[.M20]"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 legal document.">
            <text:p>A reference to a legal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9" office:value-type="string" office:string-value="Guarantee Certificate. Immobilized Security">
            <text:p>Guarantee Certificate. Immobilized Security</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Immobilized Security">
            <text:p>Immobilized Security</text:p>
          </table:table-cell>
          <table:table-cell table:style-name="ce9" office:value-type="string" office:string-value="Immobilized Security">
            <text:p>Immobilized Securi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Immobilized Security">
            <text:p>Immobilized Securi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Details of an immobilized security.">
            <text:p>Details of an immobilized securi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9" office:value-type="string" office:string-value="Guarantee Certificate. Signature">
            <text:p>Guarantee Certificate. Signature</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9" office:value-type="string" office:string-value="Guarantee Certificate. Guarantor_ Party. Party">
            <text:p>Guarantee Certificate. Guarantor_ Party. Party</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Guarantor">
            <text:p>Guarantor</text:p>
          </table:table-cell>
          <table:table-cell table:style-name="ce9" office:value-type="string" office:string-value=""/>
          <table:table-cell table:style-name="ce9" office:value-type="string" office:string-value=""/>
          <table:table-cell table:style-name="ce9" table:formula="of:=[.M23]"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9" office:value-type="string" office:string-value="Guarantee Certificate. Interested_ Party. Party">
            <text:p>Guarantee Certificate. Interested_ Party. Party</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Interested">
            <text:p>Interested</text:p>
          </table:table-cell>
          <table:table-cell table:style-name="ce9" office:value-type="string" office:string-value=""/>
          <table:table-cell table:style-name="ce9" office:value-type="string" office:string-value=""/>
          <table:table-cell table:style-name="ce9" table:formula="of:=[.M24]"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depositing the bid bond guarantee.">
            <text:p>The party depositing the bid bond guarante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9" office:value-type="string" office:string-value="Guarantee Certificate. Beneficiary_ Party. Party">
            <text:p>Guarantee Certificate. Beneficiary_ Party. Party</text:p>
          </table:table-cell>
          <table:table-cell table:style-name="ce9" office:value-type="string" office:string-value=""/>
          <table:table-cell table:style-name="ce9" office:value-type="string" office:string-value="Guarantee Certificate">
            <text:p>Guarantee Certificate</text:p>
          </table:table-cell>
          <table:table-cell table:style-name="ce9" office:value-type="string" office:string-value="Beneficiary">
            <text:p>Beneficiary</text:p>
          </table:table-cell>
          <table:table-cell table:style-name="ce9" office:value-type="string" office:string-value=""/>
          <table:table-cell table:style-name="ce9" office:value-type="string" office:string-value=""/>
          <table:table-cell table:style-name="ce9" table:formula="of:=[.M2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eneficiary of the bid bond guarantee.">
            <text:p>The beneficiary of the bid bond guarante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